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69a2e" loext:opacity="100%"/>
    </style:style>
    <style:style style:name="P2" style:family="paragraph" style:parent-style-name="Standard">
      <style:text-properties fo:color="#3465a4" loext:opacity="100%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officeooo:paragraph-rsid="0013f074"/>
    </style:style>
    <style:style style:name="P5" style:family="paragraph" style:parent-style-name="Standard">
      <style:text-properties officeooo:paragraph-rsid="0014381c"/>
    </style:style>
    <style:style style:name="P6" style:family="paragraph" style:parent-style-name="Standard">
      <style:paragraph-properties fo:break-before="page"/>
      <style:text-properties officeooo:paragraph-rsid="0013f074"/>
    </style:style>
    <style:style style:name="P7" style:family="paragraph" style:parent-style-name="Standard">
      <style:paragraph-properties fo:break-before="page"/>
      <style:text-properties officeooo:paragraph-rsid="0014381c"/>
    </style:style>
    <style:style style:name="T1" style:family="text">
      <style:text-properties fo:color="#3465a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windows.h&gt;</text:p>
      <text:p text:style-name="P1">#define ID_BUTTON1 100</text:p>
      <text:p text:style-name="Standard"/>
      <text:p text:style-name="P2">/* </text:p>
      <text:p text:style-name="P2"><text:tab/>Descrição dos parâmetros</text:p>
      <text:p text:style-name="P2"><text:tab/>WPARAM wParam // Handle to a display context (DC).</text:p>
      <text:p text:style-name="P2"><text:tab/>LPARAM lParam; // Handle to a child window (control).</text:p>
      <text:p text:style-name="P2">*/</text:p>
      <text:p text:style-name="P3">LRESULT CALLBACK WndProc(HWND hwnd, UINT Message, WPARAM wParam, LPARAM lParam) {</text:p>
      <text:p text:style-name="Standard"><text:tab/>HWND staticTextField1, staticTextField2, button1, editTotal;</text:p>
      <text:p text:style-name="Standard"><text:tab/></text:p>
      <text:p text:style-name="Standard"><text:s text:c="3"/><text:tab/>PAINTSTRUCT ps;</text:p>
      <text:p text:style-name="Standard"><text:s text:c="3"/><text:tab/>HDC hdc;</text:p>
      <text:p text:style-name="Standard"><text:s text:c="3"/><text:tab/>char greeting[] = "Hello, Windows desktop!";</text:p>
      <text:p text:style-name="Standard"><text:tab/>HINSTANCE g_inst;</text:p>
      <text:p text:style-name="Standard"><text:tab/></text:p>
      <text:p text:style-name="Standard"><text:tab/>HDC hdcStatic = (HDC)wParam;</text:p>
      <text:p text:style-name="Standard"><text:tab/>char str[255] = "";</text:p>
      <text:p text:style-name="Standard"><text:tab/>int j = 0;</text:p>
      <text:p text:style-name="Standard"><text:tab/>HWND hWndControl = (HWND)lParam;</text:p>
      <text:p text:style-name="Standard"/>
      <text:p text:style-name="Standard"><text:tab/>switch(Message) {</text:p>
      <text:p text:style-name="Standard"><text:tab/><text:tab/>case WM_COMMAND:</text:p>
      <text:p text:style-name="Standard"><text:tab/><text:tab/><text:tab/><text:span text:style-name="T1">/*</text:span></text:p>
      <text:p text:style-name="P2"><text:tab/><text:tab/><text:tab/><text:tab/>Botões</text:p>
      <text:p text:style-name="P2"><text:tab/><text:tab/><text:tab/>*/</text:p>
      <text:p text:style-name="Standard"><text:tab/><text:tab/> <text:s text:c="9"/>if( LOWORD( wParam ) == ID_BUTTON1 ) {</text:p>
      <text:p text:style-name="Standard"><text:tab/><text:tab/> <text:s text:c="13"/>MessageBox(hwnd, "Button 1 was clicked / WM_COMMAND", "Yay", MB_OK | MB_ICONINFORMATION);</text:p>
      <text:p text:style-name="Standard"><text:tab/><text:tab/> <text:s text:c="13"/>return 0;</text:p>
      <text:p text:style-name="Standard"><text:tab/><text:tab/> <text:s text:c="9"/>} </text:p>
      <text:p text:style-name="Standard"/>
      <text:p text:style-name="Standard"/>
      <text:p text:style-name="Standard"><text:tab/><text:tab/><text:tab/>break;</text:p>
      <text:p text:style-name="Standard"/>
      <text:p text:style-name="Standard"><text:tab/> <text:s text:c="2"/><text:tab/>case WM_PAINT:</text:p>
      <text:p text:style-name="Standard"><text:tab/> <text:s text:c="5"/><text:tab/><text:tab/>hdc = BeginPaint(hwnd, &amp;ps);</text:p>
      <text:p text:style-name="Standard"><text:tab/></text:p>
      <text:p text:style-name="P2"><text:tab/> <text:s text:c="5"/><text:tab/><text:tab/>// Here your application is laid out.</text:p>
      <text:p text:style-name="P2"><text:tab/> <text:s text:c="5"/><text:tab/><text:tab/>// For this introduction, we just print out "Hello, Windows desktop!"</text:p>
      <text:p text:style-name="P2"><text:tab/> <text:s text:c="5"/><text:tab/><text:tab/>// in the top left corner.</text:p>
      <text:p text:style-name="Standard"><text:tab/> <text:s text:c="5"/><text:tab/><text:tab/>SetTextColor(hdc, RGB(255, 0, 0));</text:p>
      <text:p text:style-name="Standard"><text:tab/><text:tab/><text:tab/>TextOut(hdc, 15, 50, greeting, strlen(greeting));</text:p>
      <text:p text:style-name="Standard"><text:tab/><text:tab/> <text:s text:c="5"/><text:tab/>// End application-specific layout section.</text:p>
      <text:p text:style-name="Standard"><text:tab/></text:p>
      <text:p text:style-name="Standard"><text:tab/> <text:s text:c="5"/><text:tab/><text:tab/>EndPaint(hwnd, &amp;ps);</text:p>
      <text:p text:style-name="Standard"><text:tab/> <text:s text:c="5"/><text:tab/><text:tab/>break;</text:p>
      <text:p text:style-name="Standard"><text:tab/><text:tab/><text:tab/> <text:s/><text:tab/><text:tab/></text:p>
      <text:p text:style-name="Standard"><text:tab/><text:tab/>/* Upon destruction, tell the main thread to stop */</text:p>
      <text:p text:style-name="Standard"><text:tab/><text:tab/>case WM_DESTROY: {</text:p>
      <text:p text:style-name="Standard"><text:tab/><text:tab/><text:tab/>PostQuitMessage(0);</text:p>
      <text:p text:style-name="Standard"><text:tab/><text:tab/><text:tab/>break;</text:p>
      <text:p text:style-name="Standard"><text:tab/><text:tab/>}</text:p>
      <text:p text:style-name="P4"><text:tab/> <text:s text:c="3"/></text:p>
      <text:p text:style-name="P6"><text:tab/><text:tab/>case WM_CREATE:</text:p>
      <text:p text:style-name="Standard"/>
      <text:p text:style-name="Standard"><text:tab/> <text:s text:c="7"/><text:tab/><text:tab/>staticTextField1 = CreateWindow("STATIC", "static1", WS_VISIBLE </text:p>
      <text:p text:style-name="Standard"><text:tab/> <text:s text:c="8"/><text:tab/><text:tab/>| WS_CHILD, 20, 20, 300, 25, hwnd, NULL, NULL, NULL);</text:p>
      <text:p text:style-name="Standard"><text:tab/><text:tab/><text:tab/>hdcStatic = GetDC(staticTextField1);</text:p>
      <text:p text:style-name="Standard"><text:tab/><text:tab/><text:tab/>SetTextColor(hdcStatic, RGB(255, 0, 0));</text:p>
      <text:p text:style-name="Standard"/>
      <text:p text:style-name="Standard"><text:tab/> <text:s text:c="7"/><text:tab/><text:tab/>button1 = CreateWindowEx(WS_EX_CLIENTEDGE, "BUTTON", <text:tab/><text:tab/><text:tab/><text:tab/>"button1", WS_VISIBLE|WS_CHILD, 90, 250, 100, 50, hwnd,<text:tab/><text:tab/><text:tab/><text:tab/>(HMENU)ID_BUTTON1,GetModuleHandle( NULL ),NULL);</text:p>
      <text:p text:style-name="Standard"><text:tab/> <text:s text:c="8"/></text:p>
      <text:p text:style-name="Standard"><text:tab/><text:tab/><text:tab/>editTotal = CreateWindowEx (WS_EX_CLIENTEDGE,"EDIT", "edit1", <text:s text:c="6"/></text:p>
      <text:p text:style-name="P5"><text:tab/> <text:s text:c="7"/><text:tab/><text:tab/>WS_VISIBLE|WS_CHILD, 20, 110, 400, 50, hwnd, NULL, </text:p>
      <text:p text:style-name="P5"><text:tab/><text:tab/><text:tab/>g_inst, NULL );</text:p>
      <text:p text:style-name="Standard"><text:tab/></text:p>
      <text:p text:style-name="Standard"><text:tab/> <text:s text:c="7"/><text:tab/><text:tab/>staticTextField2 = CreateWindow("STATIC", "static2", WS_VISIBLE | </text:p>
      <text:p text:style-name="P5"><text:tab/> <text:s text:c="8"/><text:tab/><text:tab/>WS_CHILD | WS_BORDER, 20, 200, 300, 20, </text:p>
      <text:p text:style-name="P5"><text:tab/><text:tab/><text:tab/>hwnd, NULL, NULL, NULL);</text:p>
      <text:p text:style-name="Standard"><text:tab/> <text:s text:c="8"/></text:p>
      <text:p text:style-name="Standard"><text:tab/> <text:s text:c="7"/><text:tab/><text:tab/>break;<text:tab/></text:p>
      <text:p text:style-name="Standard"><text:tab/><text:tab/>case WM_CTLCOLORSTATIC:</text:p>
      <text:p text:style-name="Standard"/>
      <text:p text:style-name="Standard"><text:tab/><text:tab/><text:tab/>if(staticTextField1 == hWndControl){</text:p>
      <text:p text:style-name="Standard"><text:tab/><text:tab/><text:tab/><text:tab/>hdcStatic = GetDC(hWndControl);</text:p>
      <text:p text:style-name="Standard"><text:tab/><text:tab/><text:tab/><text:tab/>SetTextColor(hdcStatic, RGB(255, 0, 0));</text:p>
      <text:p text:style-name="Standard"><text:tab/><text:tab/><text:tab/><text:tab/>SetBkMode(hdcStatic, TRANSPARENT);</text:p>
      <text:p text:style-name="Standard"><text:tab/><text:tab/><text:tab/><text:tab/>}</text:p>
      <text:p text:style-name="Standard"><text:tab/><text:tab/><text:tab/></text:p>
      <text:p text:style-name="Standard"><text:tab/><text:tab/><text:tab/>break;<text:tab/></text:p>
      <text:p text:style-name="Standard"><text:tab/><text:tab/>/* All other messages (a lot of them) are processed using default procedures */</text:p>
      <text:p text:style-name="Standard"><text:tab/><text:tab/>default:</text:p>
      <text:p text:style-name="Standard"><text:tab/><text:tab/><text:tab/>return DefWindowProc(hwnd, Message, wParam, lParam);</text:p>
      <text:p text:style-name="Standard"><text:tab/>}</text:p>
      <text:p text:style-name="Standard"/>
      <text:p text:style-name="Standard"><text:tab/>return 0;</text:p>
      <text:p text:style-name="Standard">}</text:p>
      <text:p text:style-name="Standard"/>
      <text:p text:style-name="Standard">/* The 'main' function of Win32 GUI programs: this is where execution starts */</text:p>
      <text:p text:style-name="Standard">int WINAPI WinMain(HINSTANCE hInstance, HINSTANCE hPrevInstance, LPSTR lpCmdLine, int nCmdShow) {</text:p>
      <text:p text:style-name="Standard"><text:tab/>WNDCLASSEX wc; /* A properties struct of our window */</text:p>
      <text:p text:style-name="Standard"><text:tab/>HWND hwnd; /* A 'HANDLE', hence the H, or a pointer to our window */</text:p>
      <text:p text:style-name="Standard"><text:tab/>MSG msg; /* A temporary location for all messages */</text:p>
      <text:p text:style-name="Standard"/>
      <text:p text:style-name="Standard"><text:tab/>/* zero out the struct and set the stuff we want to modify */</text:p>
      <text:p text:style-name="Standard"><text:tab/>memset(&amp;wc,0,sizeof(wc));</text:p>
      <text:p text:style-name="Standard"><text:tab/>wc.cbSize<text:tab/><text:tab/> = sizeof(WNDCLASSEX);</text:p>
      <text:p text:style-name="Standard"><text:tab/>wc.lpfnWndProc<text:tab/> = WndProc; /* This is where we will send messages to */</text:p>
      <text:p text:style-name="Standard"><text:tab/>wc.hInstance<text:tab/> = hInstance;</text:p>
      <text:p text:style-name="Standard"><text:tab/>wc.hCursor<text:tab/><text:tab/> = LoadCursor(NULL, IDC_ARROW);</text:p>
      <text:p text:style-name="Standard"><text:tab/></text:p>
      <text:p text:style-name="Standard"><text:tab/>/* White, COLOR_WINDOW is just a #define for a system color, try Ctrl+Clicking it */</text:p>
      <text:p text:style-name="P5"><text:tab/></text:p>
      <text:p text:style-name="P7">wc.hbrBackground = (HBRUSH)(COLOR_WINDOW+1);</text:p>
      <text:p text:style-name="Standard"><text:tab/>wc.lpszClassName = "WindowClass";</text:p>
      <text:p text:style-name="Standard"><text:tab/>wc.hIcon<text:tab/><text:tab/> = LoadIcon(hInstance, "A"); /* Use hInstance como referência do local do icone */</text:p>
      <text:p text:style-name="Standard"><text:tab/>wc.hIconSm<text:tab/><text:tab/> = LoadIcon(hInstance, "A"); /* use o nome "A" para usar o ícone do projeto */</text:p>
      <text:p text:style-name="Standard"/>
      <text:p text:style-name="Standard"><text:tab/>if(!RegisterClassEx(&amp;wc)) {</text:p>
      <text:p text:style-name="Standard"><text:tab/><text:tab/>MessageBox(NULL, "Window Registration Failed!","Error!",MB_ICONEXCLAMATION|MB_OK);</text:p>
      <text:p text:style-name="Standard"><text:tab/><text:tab/>return 0;</text:p>
      <text:p text:style-name="Standard"><text:tab/>}</text:p>
      <text:p text:style-name="Standard"/>
      <text:p text:style-name="Standard"><text:tab/>hwnd = CreateWindowEx(WS_EX_CLIENTEDGE,"WindowClass","Minha Janela",WS_VISIBLE|WS_OVERLAPPEDWINDOW,</text:p>
      <text:p text:style-name="Standard"><text:tab/><text:tab/>CW_USEDEFAULT, /* x */</text:p>
      <text:p text:style-name="Standard"><text:tab/><text:tab/>CW_USEDEFAULT, /* y */</text:p>
      <text:p text:style-name="Standard"><text:tab/><text:tab/>640, /* width */</text:p>
      <text:p text:style-name="Standard"><text:tab/><text:tab/>480, /* height */</text:p>
      <text:p text:style-name="Standard"><text:tab/><text:tab/>NULL,NULL,hInstance,NULL);</text:p>
      <text:p text:style-name="Standard"><text:tab/><text:tab/></text:p>
      <text:p text:style-name="Standard"><text:tab/><text:tab/>SetWindowText(hwnd, "Novo nome da janela");</text:p>
      <text:p text:style-name="Standard"><text:tab/><text:tab/></text:p>
      <text:p text:style-name="Standard"><text:tab/>if(hwnd == NULL) {</text:p>
      <text:p text:style-name="Standard"><text:tab/><text:tab/>MessageBox(NULL, "Window Creation Failed!","Error!",MB_ICONEXCLAMATION|MB_OK);</text:p>
      <text:p text:style-name="Standard"><text:tab/><text:tab/>return 0;</text:p>
      <text:p text:style-name="Standard"><text:tab/>}</text:p>
      <text:p text:style-name="Standard"/>
      <text:p text:style-name="Standard"><text:tab/>/*</text:p>
      <text:p text:style-name="Standard"><text:tab/><text:tab/>This is the heart of our program where all input is processed and </text:p>
      <text:p text:style-name="Standard"><text:tab/><text:tab/>sent to WndProc. Note that GetMessage blocks code flow until it receives <text:tab/><text:tab/>something, só this loop will not produce unreasonably high CPU usage</text:p>
      <text:p text:style-name="Standard"><text:tab/>*/</text:p>
      <text:p text:style-name="Standard"><text:tab/>while(GetMessage(&amp;msg, NULL, 0, 0) &gt; 0) { /* If no error is received... */</text:p>
      <text:p text:style-name="Standard"><text:tab/><text:tab/>TranslateMessage(&amp;msg); /* Translate key codes to chars if present */</text:p>
      <text:p text:style-name="Standard"><text:tab/><text:tab/>DispatchMessage(&amp;msg); /* Send it to WndProc */</text:p>
      <text:p text:style-name="Standard"><text:tab/>}</text:p>
      <text:p text:style-name="Standard"><text:tab/>return msg.wParam;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54cm" fo:margin-bottom="1.0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4T11:57:32.206000000</meta:creation-date>
    <dc:date>2022-05-24T12:12:02.734000000</dc:date>
    <meta:editing-duration>PT14M37S</meta:editing-duration>
    <meta:editing-cycles>6</meta:editing-cycles>
    <meta:generator>LibreOffice/7.0.1.2$Windows_X86_64 LibreOffice_project/7cbcfc562f6eb6708b5ff7d7397325de9e764452</meta:generator>
    <meta:document-statistic meta:table-count="0" meta:image-count="0" meta:object-count="0" meta:page-count="3" meta:paragraph-count="123" meta:word-count="544" meta:character-count="4318" meta:non-whitespace-character-count="3437"/>
  </office:meta>
</office:document-meta>
</file>